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c13b" officeooo:paragraph-rsid="0017c13b"/>
    </style:style>
    <style:style style:name="P2" style:family="paragraph" style:parent-style-name="Standard">
      <style:text-properties fo:language="en" fo:country="US" officeooo:rsid="0017c13b" officeooo:paragraph-rsid="001933fb"/>
    </style:style>
    <style:style style:name="P3" style:family="paragraph" style:parent-style-name="Standard">
      <style:text-properties fo:language="en" fo:country="US" officeooo:rsid="0019ee23" officeooo:paragraph-rsid="0019ee2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b6bd"/>
    </style:style>
    <style:style style:name="T3" style:family="text">
      <style:text-properties fo:language="ru" fo:country="RU" officeooo:rsid="001933fb"/>
    </style:style>
    <style:style style:name="T4" style:family="text">
      <style:text-properties fo:language="ru" fo:country="RU" officeooo:rsid="0019aa16"/>
    </style:style>
    <style:style style:name="T5" style:family="text">
      <style:text-properties fo:language="ru" fo:country="RU" officeooo:rsid="00238603"/>
    </style:style>
    <style:style style:name="T6" style:family="text">
      <style:text-properties officeooo:rsid="0018b6bd"/>
    </style:style>
    <style:style style:name="T7" style:family="text">
      <style:text-properties officeooo:rsid="001933fb"/>
    </style:style>
    <style:style style:name="T8" style:family="text">
      <style:text-properties officeooo:rsid="0019aa16"/>
    </style:style>
    <style:style style:name="T9" style:family="text">
      <style:text-properties officeooo:rsid="001f416c"/>
    </style:style>
    <style:style style:name="T10" style:family="text">
      <style:text-properties officeooo:rsid="00213300"/>
    </style:style>
    <style:style style:name="T11" style:family="text">
      <style:text-properties officeooo:rsid="00238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Sir/Madam,</text:p>
      <text:p text:style-name="P1"><text:s/>I found post on your website<text:span text:style-name="T1">, </text:span>it was about volunteers to talk with students in the school about their future and I am writing to apply this role.</text:p>
      <text:p text:style-name="P1">I am a student of the Faculty of Software Engineering at ITMO University<text:span text:style-name="T1">. </text:span>I am learning with pleasure most of <text:span text:style-name="T11">the </text:span>time. </text:p>
      <text:p text:style-name="P1"><text:s/>I grew up in countryside and it was hard for me to find myself. There were not any school clubs or interesting events<text:span text:style-name="T2"> </text:span><text:span text:style-name="T6">and often </text:span><text:span text:style-name="T9">me and my friends</text:span><text:span text:style-name="T6"> could not find something curious there. But </text:span><text:span text:style-name="T9">we</text:span><text:span text:style-name="T6"> managed it and got </text:span><text:span text:style-name="T10">our</text:span><text:span text:style-name="T6"> path. I did my best and entered to respected university and I am studying in sphere I like. I have a lot of experience in thi</text:span><text:span text:style-name="T7">s. </text:span><text:span text:style-name="T6">That’s why I have a lot to </text:span><text:span text:style-name="T7">tell. I can give many useful advises and <text:s/>help to get motivation to study</text:span><text:span text:style-name="T3">.</text:span><text:span text:style-name="T7"> I know a lot of stories and facts about other students that can inspire.</text:span></text:p>
      <text:p text:style-name="P2"><text:s/>I am able to understand the needs of pupils and their feelings about future and career. <text:span text:style-name="T7">I am</text:span><text:span text:style-name="T8"> a</text:span><text:span text:style-name="T7"> sociable and open person. Studying is one of my favorite topics to talk. </text:span>I belong nice community of students and really happy about it. </text:p>
      <text:p text:style-name="P2">If you need more information, please let me know.</text:p>
      <text:p text:style-name="P3">Best regards,</text:p>
      <text:p text:style-name="P3">Kachanov Daniil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00:34:13.889000000</meta:creation-date>
    <dc:date>2022-12-09T19:18:06.174000000</dc:date>
    <meta:editing-duration>PT16M29S</meta:editing-duration>
    <meta:editing-cycles>6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8" meta:word-count="211" meta:character-count="1109" meta:non-whitespace-character-count="900"/>
  </office:meta>
</office:document-meta>
</file>